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fo:font-weight="bold" style:font-weight-asian="bold"/>
    </style:style>
    <style:style style:name="T7" style:parent-style-name="Fonteparág.padrão" style:family="text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T14" style:parent-style-name="Fonteparág.padrão" style:family="text">
      <style:text-properties fo:font-weight="bold" style:font-weight-asian="bold"/>
    </style:style>
    <style:style style:name="T15" style:parent-style-name="Fonteparág.padrão" style:family="text">
      <style:text-properties fo:font-weight="bold" style:font-weight-asian="bold"/>
    </style:style>
    <style:style style:name="T16" style:parent-style-name="Fonteparág.padrão" style:family="text">
      <style:text-properties fo:font-weight="bold" style:font-weight-asian="bold"/>
    </style:style>
    <style:style style:name="P17" style:parent-style-name="Standard" style:family="paragraph">
      <style:text-properties fo:font-weight="bold" style:font-weight-asian="bold"/>
    </style:style>
    <style:style style:name="P18" style:parent-style-name="Standard" style:family="paragraph">
      <style:text-properties fo:font-weight="bold" style:font-weight-asian="bold"/>
    </style:style>
    <style:style style:name="T19" style:parent-style-name="Fonteparág.padrão" style:family="text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T21" style:parent-style-name="Fonteparág.padrão" style:family="text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weight="bold" style:font-weight-asian="bold"/>
    </style:style>
    <style:style style:name="T28" style:parent-style-name="Fonteparág.padrão" style:family="text">
      <style:text-properties fo:font-weight="bold" style:font-weight-asian="bold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weight="bold" style:font-weight-asian="bold"/>
    </style:style>
    <style:style style:name="T31" style:parent-style-name="Fonteparág.padrão" style:family="text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/>
    </style:style>
    <style:style style:name="T33" style:parent-style-name="Fonteparág.padrão" style:family="text">
      <style:text-properties fo:font-weight="bold" style:font-weight-asian="bold"/>
    </style:style>
    <style:style style:name="T34" style:parent-style-name="Fonteparág.padrão" style:family="text">
      <style:text-properties fo:font-weight="bold" style:font-weight-asian="bold"/>
    </style:style>
    <style:style style:name="T35" style:parent-style-name="Fonteparág.padrão" style:family="text">
      <style:text-properties fo:font-weight="bold" style:font-weight-asian="bold"/>
    </style:style>
    <style:style style:name="T36" style:parent-style-name="Fonteparág.padrão" style:family="text">
      <style:text-properties fo:font-weight="bold" style:font-weight-asian="bold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fo:font-weight="bold" style:font-weight-asian="bold"/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Standard" style:family="paragraph">
      <style:paragraph-properties fo:margin-left="0.4902in" fo:text-indent="0.4902in">
        <style:tab-stops/>
      </style:paragraph-properties>
    </style:style>
    <style:style style:name="T41" style:parent-style-name="Fonteparág.padrão" style:family="text">
      <style:text-properties fo:font-weight="bold" style:font-weight-asian="bold"/>
    </style:style>
    <style:style style:name="T42" style:parent-style-name="Fonteparág.padrão" style:family="text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T44" style:parent-style-name="Fonteparág.padrão" style:family="text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/>
    </style:style>
    <style:style style:name="T48" style:parent-style-name="Fonteparág.padrão" style:family="text">
      <style:text-properties fo:font-weight="bold" style:font-weight-asian="bold"/>
    </style:style>
    <style:style style:name="T49" style:parent-style-name="Fonteparág.padrão" style:family="text">
      <style:text-properties fo:font-weight="bold" style:font-weight-asian="bold"/>
    </style:style>
    <style:style style:name="T50" style:parent-style-name="Fonteparág.padrão" style:family="text">
      <style:text-properties fo:font-weight="bold" style:font-weight-asian="bold"/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text-indent="0.4902in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family="paragraph">
      <style:text-properties fo:font-weight="bold" style:font-weight-asian="bold"/>
    </style:style>
    <style:style style:name="T58" style:parent-style-name="Fonteparág.padrão" style:family="text">
      <style:text-properties fo:font-weight="bold" style:font-weight-asian="bold"/>
    </style:style>
    <style:style style:name="P59" style:parent-style-name="Standard" style:family="paragraph">
      <style:paragraph-properties fo:text-indent="0.4902in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T63" style:parent-style-name="Fonteparág.padrão" style:family="text">
      <style:text-properties fo:font-weight="bold" style:font-weight-asian="bold"/>
    </style:style>
    <style:style style:name="P64" style:parent-style-name="Standard" style:family="paragraph">
      <style:text-properties fo:font-weight="bold" style:font-weight-asian="bold"/>
    </style:style>
    <style:style style:name="P65" style:parent-style-name="Standard" style:family="paragraph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P73" style:parent-style-name="Standard" style:family="paragraph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P75" style:parent-style-name="Standard" style:family="paragraph">
      <style:paragraph-properties fo:margin-left="0.4902in" fo:text-indent="0.4902in">
        <style:tab-stops/>
      </style:paragraph-properties>
    </style:style>
    <style:style style:name="T76" style:parent-style-name="Fonteparág.padrão" style:family="text">
      <style:text-properties fo:font-weight="bold" style:font-weight-asian="bold"/>
    </style:style>
    <style:style style:name="P77" style:parent-style-name="Standard" style:family="paragraph">
      <style:paragraph-properties fo:margin-left="0.4902in" fo:text-indent="0.4902in">
        <style:tab-stops/>
      </style:paragraph-properties>
    </style:style>
    <style:style style:name="P78" style:parent-style-name="Standard" style:family="paragraph">
      <style:paragraph-properties fo:margin-left="0.9805in" fo:text-indent="0.4902in">
        <style:tab-stops/>
      </style:paragraph-properties>
    </style:style>
    <style:style style:name="P79" style:parent-style-name="Standard" style:family="paragraph">
      <style:paragraph-properties fo:margin-left="0.9805in" fo:text-indent="0.4902in">
        <style:tab-stops/>
      </style:paragraph-properties>
    </style:style>
    <style:style style:name="T80" style:parent-style-name="Fonteparág.padrão" style:family="text">
      <style:text-properties fo:font-weight="bold" style:font-weight-asian="bold"/>
    </style:style>
    <style:style style:name="P81" style:parent-style-name="Standard" style:family="paragraph">
      <style:paragraph-properties fo:margin-left="0.9805in" fo:text-indent="0.4902in">
        <style:tab-stops/>
      </style:paragraph-properties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font-weight="bold" style:font-weight-asian="bold"/>
    </style:style>
    <style:style style:name="P84" style:parent-style-name="Standard" style:family="paragraph">
      <style:paragraph-properties fo:margin-left="0.4902in" fo:text-indent="0.4902in">
        <style:tab-stops/>
      </style:paragraph-properties>
      <style:text-properties fo:font-weight="bold" style:font-weight-asian="bold"/>
    </style:style>
    <style:style style:name="P85" style:parent-style-name="Standard" style:family="paragraph">
      <style:text-properties fo:font-weight="bold" style:font-weight-asian="bold"/>
    </style:style>
    <style:style style:name="P86" style:parent-style-name="Standard" style:family="paragraph">
      <style:text-properties fo:font-weight="bold" style:font-weight-asian="bold"/>
    </style:style>
    <style:style style:name="P87" style:parent-style-name="Standard" style:family="paragraph">
      <style:text-properties fo:font-weight="bold" style:font-weight-asian="bold"/>
    </style:style>
    <style:style style:name="P8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indent="0.4902in"/>
    </style:style>
    <style:style style:name="P90" style:parent-style-name="Standard" style:family="paragraph">
      <style:paragraph-properties fo:text-indent="0.4902in"/>
    </style:style>
    <style:style style:name="P91" style:parent-style-name="Standard" style:family="paragraph">
      <style:text-properties fo:font-weight="bold" style:font-weight-asian="bold"/>
    </style:style>
    <style:style style:name="P92" style:parent-style-name="Standard" style:family="paragraph">
      <style:paragraph-properties fo:text-indent="0.4902in"/>
    </style:style>
    <style:style style:name="P93" style:parent-style-name="Standard" style:family="paragraph">
      <style:paragraph-properties fo:text-indent="0.4902in"/>
    </style:style>
    <style:style style:name="P94" style:parent-style-name="Standard" style:family="paragraph">
      <style:paragraph-properties fo:text-indent="0.4902in"/>
    </style:style>
    <style:style style:name="P95" style:parent-style-name="Standard" style:family="paragraph">
      <style:paragraph-properties fo:text-indent="0.4902in"/>
    </style:style>
    <style:style style:name="P96" style:parent-style-name="Standard" style:family="paragraph">
      <style:paragraph-properties fo:text-indent="0.4902in"/>
    </style:style>
    <style:style style:name="P97" style:parent-style-name="Standard" style:family="paragraph">
      <style:paragraph-properties fo:text-indent="0.4902in"/>
    </style:style>
    <style:style style:name="P98" style:parent-style-name="Standard" style:family="paragraph">
      <style:paragraph-properties fo:text-indent="0.4902in"/>
    </style:style>
    <style:style style:name="P99" style:parent-style-name="Standard" style:family="paragraph">
      <style:paragraph-properties fo:text-indent="0.4902in"/>
    </style:style>
    <style:style style:name="P100" style:parent-style-name="Standard" style:family="paragraph">
      <style:paragraph-properties fo:text-indent="0.4902in"/>
    </style:style>
    <style:style style:name="T101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Aluno:</text:span>Gelvazio Camargo</text:p>
      <text:p text:style-name="Standard"><text:span text:style-name="T3">Materia:</text:span>Algoritmos</text:p>
      <text:p text:style-name="Standard"><text:span text:style-name="T4">Professor:</text:span>Juliano</text:p>
      <text:p text:style-name="Standard"><text:span text:style-name="T5">Data:</text:span>02-06-2014</text:p>
      <text:p text:style-name="Standard"/>
      <text:p text:style-name="Standard">Trabalho: Fazer <text:s/>Algoritmo do Jogo da <text:s/>Forca</text:p>
      <text:p text:style-name="Standard"/>
      <text:p text:style-name="Standard">Explicação do funcionamento do Jogo:</text:p>
      <text:p text:style-name="Standard"/>
      <text:p text:style-name="Standard">Quando o jogo abre existem apenas 2 botoes habilitados:</text:p>
      <text:p text:style-name="Standard"><text:tab/>-<text:span text:style-name="T6">Novo Jogo</text:span>-&gt;Se a pessoa quiser jogar.</text:p>
      <text:p text:style-name="Standard"><text:tab/>-<text:span text:style-name="T7">Sair</text:span>-&gt; Caso a pessoa deseje sair sem jogar.</text:p>
      <text:p text:style-name="Standard">Ao clicar no botao<text:s/><text:span text:style-name="T8">Novo Jogo</text:span><text:s/>os botoes abaixo sao ativados:</text:p>
      <text:p text:style-name="Standard"><text:tab/>-<text:span text:style-name="T9">Botoes do alfabeto</text:span>-&gt; Habilita os botoes do alfabeto</text:p>
      <text:p text:style-name="Standard"><text:tab/>-<text:span text:style-name="T10">Botao Mudar Palavra</text:span>-&gt;Caso a pessoa queira tentar uma nova palavra</text:p>
      <text:p text:style-name="Standard"><text:tab/>-<text:span text:style-name="T11">Botão Cadastrar Palavras</text:span>-&gt; Caso a pessoa queira cadastrar novas palavras e dicas</text:p>
      <text:p text:style-name="Standard"><text:tab/>-<text:span text:style-name="T12">Label Pontos</text:span>-&gt; Mostra a pontuacao atual sem errar</text:p>
      <text:p text:style-name="Standard"><text:tab/>-<text:span text:style-name="T13">Label Best</text:span>-&gt; Mostra o mais alto nivel que o jogador chegou nesta jogada</text:p>
      <text:p text:style-name="Standard"><text:tab/>antes de fechar o jogo</text:p>
      <text:p text:style-name="Standard"><text:tab/>-Campo Texto Dica-&gt; Mostra a dica da palavra</text:p>
      <text:p text:style-name="Standard"><text:tab/>-Campo Texto Palavra-&gt; Mostra os tracos e as letras conforme a pessoa vai clicando.</text:p>
      <text:p text:style-name="Standard"><text:span text:style-name="T14">Evento click na letra do alfabeto-</text:span>&gt; Se voce ja clicou numa letra ela fica desabilitada</text:p>
      <text:p text:style-name="Standard">Para evitar que erre de novo.</text:p>
      <text:p text:style-name="Standard"/>
      <text:p text:style-name="Standard"/>
      <text:p text:style-name="Standard">Explicação do código fonte abaixo.</text:p>
      <text:p text:style-name="Standard"/>
      <text:p text:style-name="Standard">Pacote<text:s/><text:span text:style-name="T15">Imagen.Alfabeto</text:span></text:p>
      <text:p text:style-name="Standard"><text:tab/>Contem as imagens usadas nas letras do projeto.</text:p>
      <text:p text:style-name="Standard"/>
      <text:p text:style-name="Standard">Pacote<text:s/><text:span text:style-name="T16">Forca</text:span></text:p>
      <text:p text:style-name="P17">################################################################################</text:p>
      <text:p text:style-name="P18"/>
      <text:p text:style-name="Standard">Classe<text:s/><text:span text:style-name="T19">Cadastro</text:span></text:p>
      <text:p text:style-name="P20"/>
      <text:p text:style-name="Standard"><text:span text:style-name="T21">//</text:span>Metodos</text:p>
      <text:p text:style-name="P22">private void jButton1ActionPerformed(java.awt.event.ActionEvent evt)</text:p>
      <text:p text:style-name="P23"/>
      <text:p text:style-name="Standard">Ocorre ao ser clicado no<text:s/><text:span text:style-name="T24">Botao Salvar</text:span><text:s/>da tela.</text:p>
      <text:p text:style-name="Standard">Este Método escreve os dados da tela para o arquivo texto.</text:p>
      <text:p text:style-name="Standard">Isso ocorre atraves da classe<text:span text:style-name="T25"><text:s/></text:span><text:span text:style-name="T26">BufferedWriter</text:span><text:span text:style-name="T27"><text:s/></text:span>que é nativa do Java e faz <text:s/>isto</text:p>
      <text:p text:style-name="Standard">conforme mostrado abaixo:</text:p>
      <text:p text:style-name="Standard"><text:s text:c="8"/><text:span text:style-name="T28">BufferedWriter arquivo;</text:span></text:p>
      <text:p text:style-name="Standard"><text:tab/>//E criado uma String para ler a palavra da tela</text:p>
      <text:p text:style-name="Standard"><text:tab/><text:span text:style-name="T29">String valores = txtpalavra.getText() + "#" + txtdica.getText();</text:span></text:p>
      <text:p text:style-name="Standard"><text:tab/><text:span text:style-name="T30">Try{</text:span></text:p>
      <text:p text:style-name="Standard"><text:tab/><text:tab/>// abre o arquivo de texto para acrescentar linhas</text:p>
      <text:p text:style-name="Standard"><text:tab/><text:tab/><text:span text:style-name="T31">arquivo = new BufferedWriter(new FileWriter("Palavras.txt", true));</text:span></text:p>
      <text:p text:style-name="Standard"><text:tab/><text:tab/>// escreve a linha de texto</text:p>
      <text:p text:style-name="Standard"><text:tab/><text:tab/><text:span text:style-name="T32">arquivo.write(valores);</text:span></text:p>
      <text:p text:style-name="Standard"><text:tab/><text:tab/>// insere uma quebra de linha</text:p>
      <text:p text:style-name="Standard"><text:tab/><text:tab/><text:span text:style-name="T33">arquivo.newLine();</text:span></text:p>
      <text:soft-page-break/>
      <text:p text:style-name="Standard"><text:tab/><text:tab/>// força a gravação dos dados em disco</text:p>
      <text:p text:style-name="Standard"><text:tab/><text:tab/><text:span text:style-name="T34">arquivo.flush();</text:span></text:p>
      <text:p text:style-name="Standard"><text:span text:style-name="T35"><text:tab/></text:span><text:tab/>//Fecha o arquivo</text:p>
      <text:p text:style-name="Standard"><text:tab/><text:tab/><text:span text:style-name="T36">arquivo.close();</text:span></text:p>
      <text:p text:style-name="Standard"><text:span text:style-name="T37"><text:tab/></text:span><text:span text:style-name="T38"><text:tab/></text:span>//Limpa a variavel txtpalavra para nova insercao</text:p>
      <text:p text:style-name="Standard"><text:s text:c="15"/><text:tab/><text:span text:style-name="T39">txtpalavra.setText("");</text:span></text:p>
      <text:p text:style-name="P40">//Limpa a variavel txtpalavra para nova insercao</text:p>
      <text:p text:style-name="Standard"><text:s text:c="15"/><text:tab/><text:span text:style-name="T41">txtdica.setText("");</text:span><text:span text:style-name="T42"><text:s/></text:span></text:p>
      <text:p text:style-name="P43">}catch{</text:p>
      <text:p text:style-name="Standard"><text:span text:style-name="T44"><text:tab/></text:span>//Tratamento de Exceção</text:p>
      <text:p text:style-name="P45">}</text:p>
      <text:p text:style-name="P46"/>
      <text:p text:style-name="Standard"><text:span text:style-name="T47">Botao Sair</text:span>-&gt; Tem apenas o Metodo<text:span text:style-name="T48"><text:s/>Dispose()<text:s/></text:span>que fecha a tela.</text:p>
      <text:p text:style-name="Standard"/>
      <text:p text:style-name="Standard"><text:span text:style-name="T49">################################################################################</text:span></text:p>
      <text:p text:style-name="Standard"/>
      <text:p text:style-name="Standard">Classe<text:span text:style-name="T50"><text:s/>Principal</text:span><text:span text:style-name="T51"><text:s/></text:span></text:p>
      <text:p text:style-name="P52">//Métodos</text:p>
      <text:p text:style-name="P53">public void desabilitabotoes(){</text:p>
      <text:p text:style-name="Standard"><text:span text:style-name="T54"><text:tab/></text:span>//Este método desahabilita os botoes</text:p>
      <text:p text:style-name="P55">//Forcando o usuario clicar em novo jogo<text:s/></text:p>
      <text:p text:style-name="P56">}</text:p>
      <text:p text:style-name="P57">public void habilitabotoes(){</text:p>
      <text:p text:style-name="Standard"><text:span text:style-name="T58"><text:tab/></text:span>//Este método habilita os botoes</text:p>
      <text:p text:style-name="P59">//podendo<text:s/>o usuario<text:s/>iniciar <text:s/>o<text:s/>novo jogo<text:s/></text:p>
      <text:p text:style-name="P60"/>
      <text:p text:style-name="P61">}</text:p>
      <text:p text:style-name="P62">public Image createImage(int width, int height) {</text:p>
      <text:p text:style-name="Standard"><text:span text:style-name="T63"><text:s text:c="8"/></text:span>//Esse método inicia as imagens da forca</text:p>
      <text:p text:style-name="P64"><text:s text:c="4"/>}</text:p>
      <text:p text:style-name="P65">public void Carregar_Vetores(){</text:p>
      <text:p text:style-name="Standard"><text:span text:style-name="T66"><text:tab/></text:span>//Este método lê o arquivo texto e carrega dois vetores:</text:p>
      <text:p text:style-name="Standard"><text:span text:style-name="T67"><text:tab/></text:span><text:span text:style-name="T68">palavras_cadastradas[i] = colunas[0</text:span>];//Carrega as palavras do txt para um array</text:p>
      <text:p text:style-name="Standard"><text:span text:style-name="T69"><text:s text:c="12"/></text:span><text:span text:style-name="T70">dicas_cadastradas[i] = colunas[1</text:span>];//Carrega as dicas das palavras do txt para um array<text:span text:style-name="T71"><text:tab/></text:span></text:p>
      <text:p text:style-name="P72">}</text:p>
      <text:p text:style-name="Standard"/>
      <text:p text:style-name="P73">public void Mudar_Palavra(){</text:p>
      <text:p text:style-name="Standard"><text:tab/>//Esse método muda a palavra se baseando em palavras que já tenham sido usadas.</text:p>
      <text:p text:style-name="Standard"><text:tab/>//Faz isso atraves do codigo abaixo:</text:p>
      <text:p text:style-name="Standard"><text:tab/><text:span text:style-name="T74"><text:s text:c="4"/>for (i = 1; i &lt; 100; i++) {</text:span></text:p>
      <text:p text:style-name="Standard"><text:tab/><text:tab/></text:p>
      <text:p text:style-name="P75">//Verifica se a palavra atual já nao foi usada</text:p>
      <text:p text:style-name="Standard"><text:s text:c="16"/><text:tab/><text:s/><text:span text:style-name="T76">if ((palavras_cadastradas[i]) != (palavras_ja_usadas[i])) {</text:span></text:p>
      <text:p text:style-name="P77"><text:tab/></text:p>
      <text:p text:style-name="P78">//Entao carrega a palavra</text:p>
      <text:p text:style-name="P79"><text:span text:style-name="T80">PalavraSorteada = palavras_cadastradas[i];</text:span></text:p>
      <text:p text:style-name="P81">//Carrega a dica</text:p>
      <text:p text:style-name="Standard"><text:s text:c="16"/><text:tab/><text:tab/><text:span text:style-name="T82">dica=dicas_cadastradas[i];</text:span><text:s text:c="16"/><text:tab/><text:tab/></text:p>
      <text:p text:style-name="Standard"><text:tab/><text:tab/><text:tab/>//Adiciona a palavra apara a lista de palavras ja sorteadas</text:p>
      <text:p text:style-name="Standard"><text:s text:c="15"/><text:tab/><text:tab/><text:s/><text:span text:style-name="T83">palavras_ja_usadas[i] = palavras_cadastradas[i];</text:span></text:p>
      <text:p text:style-name="P84">}</text:p>
      <text:p text:style-name="P85"><text:s text:c="8"/>}</text:p>
      <text:p text:style-name="P86"/>
      <text:p text:style-name="P87">public void desenharpalavra(boolean MostrarTodaAPalavra){</text:p>
      <text:p text:style-name="Standard"><text:tab/>//Este Método desenha a palavra e cria os tracinhos da palavra</text:p>
      <text:p text:style-name="P88"/>
      <text:p text:style-name="P89">//A variavel faltauma <text:s/>verifica se ainda falta letra</text:p>
      <text:p text:style-name="P90">//Se falta continua pesquisando senao verifica se a palavra e correta</text:p>
      <text:p text:style-name="Standard">}</text:p>
      <text:p text:style-name="Standard"/>
      <text:p text:style-name="Standard"/>
      <text:p text:style-name="Standard"/>
      <text:p text:style-name="Standard"/>
      <text:p text:style-name="P91">public void tentarletra(String Letra){</text:p>
      <text:p text:style-name="Standard"><text:tab/>//Este método recebe por parametro a letra que foi clicada atraves</text:p>
      <text:p text:style-name="P92">dos botoes da tela<text:tab/></text:p>
      <text:p text:style-name="P93"/>
      <text:p text:style-name="P94">Se a palavra Sorteada tem a letra ele adiciona os pontos da tela<text:s/></text:p>
      <text:p text:style-name="P95">E muda o método<text:s/><text:s/>desenharpalavra(false);<text:s text:c="2"/>para False.</text:p>
      <text:p text:style-name="P96">Para que a palavra não seja mostrada ainda no visor.</text:p>
      <text:p text:style-name="P97"/>
      <text:p text:style-name="P98">Se a palavra nao tem a letra ele incrementa uma variavel de nome</text:p>
      <text:p text:style-name="P99">NumTentativas<text:s/>e adiciona uma imagem diferente na forca conforme<text:s/></text:p>
      <text:p text:style-name="P100">O numero de cada tentativa.</text:p>
      <text:p text:style-name="Standard"/>
      <text:p text:style-name="Standard"><text:span text:style-name="T10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lvazioo</dc:creator>
    <meta:creation-date>2009-04-16T11:32:00Z</meta:creation-date>
    <dc:date>2014-06-02T01:33:00Z</dc:date>
    <meta:template xlink:href="Normal.dotm" xlink:type="simple"/>
    <meta:editing-cycles>23</meta:editing-cycles>
    <meta:editing-duration>PT2700S</meta:editing-duration>
    <meta:user-defined meta:name="Info 1"/>
    <meta:user-defined meta:name="Info 2"/>
    <meta:user-defined meta:name="Info 3"/>
    <meta:user-defined meta:name="Info 4"/>
    <meta:document-statistic meta:page-count="3" meta:paragraph-count="8" meta:word-count="667" meta:character-count="4261" meta:row-count="30" meta:non-whitespace-character-count="3602"/>
  </office:meta>
</office:document-meta>
</file>